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081cm" draw:marker-start-width="0.321cm" draw:marker-end-width="0.321cm" svg:stroke-linecap="round" draw:fill="none" draw:fill-color="#ffffff" draw:textarea-horizontal-align="justify" draw:textarea-vertical-align="middle" draw:auto-grow-height="false" fo:min-height="10.862cm" fo:min-width="14.7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6.418cm" fo:min-width="4.5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2.29cm" fo:min-width="13.428cm"/>
      <style:paragraph-properties style:writing-mode="lr-tb"/>
    </style:style>
    <style:style style:name="gr5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0.702cm" fo:min-width="12.2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55cm" fo:min-width="1.98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color="#000000" draw:fill="solid" draw:fill-color="#c9211e" draw:textarea-horizontal-align="justify" draw:textarea-vertical-align="middle" draw:auto-grow-height="false" fo:min-height="1.325cm" fo:min-width="2.044cm"/>
      <style:paragraph-properties style:writing-mode="lr-tb"/>
    </style:style>
    <style:style style:name="gr8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</style:style>
    <style:style style:name="gr9" style:family="graphic" style:parent-style-name="standard">
      <style:graphic-properties draw:stroke="dash" draw:stroke-dash="Dash_20__28_Rounded_29_" svg:stroke-width="0.053cm" draw:marker-start-width="0.279cm" draw:marker-end-width="0.279cm" svg:stroke-linecap="round" draw:fill="none" draw:fill-color="#ffffff" draw:textarea-horizontal-align="justify" draw:textarea-vertical-align="middle" draw:auto-grow-height="false" fo:min-height="5.695cm" fo:min-width="13.45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11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="none" draw:fill-color="#ffffff" draw:textarea-horizontal-align="justify" draw:textarea-vertical-align="middle" draw:auto-grow-height="false" fo:min-height="2.238cm" fo:min-width="4.52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="none" draw:fill-color="#ffffff" draw:textarea-horizontal-align="justify" draw:textarea-vertical-align="middle" draw:auto-grow-height="false" fo:min-height="12.299cm" fo:min-width="21.723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dash" draw:stroke-dash="Dash_20__28_Rounded_29_" svg:stroke-width="0.081cm" draw:marker-start-width="0.321cm" draw:marker-end-width="0.321cm" svg:stroke-linecap="round" draw:fill="none" draw:fill-color="#ffffff" draw:textarea-horizontal-align="justify" draw:textarea-vertical-align="middle" draw:auto-grow-height="false" fo:min-height="6.915cm" fo:min-width="14.66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draw:stroke="dash" draw:stroke-dash="Dash_20__28_Rounded_29_" svg:stroke-width="0.053cm" draw:marker-start-width="0.279cm" draw:marker-end-width="0.279cm" svg:stroke-linecap="round" draw:fill="none" draw:fill-color="#ffffff" draw:textarea-horizontal-align="justify" draw:textarea-vertical-align="middle" draw:auto-grow-height="false" fo:min-height="5.414cm" fo:min-width="13.406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="none" draw:fill-color="#ffffff" draw:textarea-horizontal-align="justify" draw:textarea-vertical-align="middle" draw:auto-grow-height="false" fo:min-height="12.327cm" fo:min-width="21.751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faf46"/>
      <style:paragraph-properties fo:text-align="center" style:writing-mode="lr-tb"/>
    </style:style>
    <style:style style:name="P5" style:family="paragraph">
      <loext:graphic-properties draw:fill="solid" draw:fill-color="#ed4c05"/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solid" draw:fill-color="#c9211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1.112cm" svg:x="8.685cm" svg:y="2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6.668cm" svg:x="2.857cm" svg:y="2.222cm">
          <text:p text:style-name="P2">Host memory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397cm" svg:height="1.114cm" svg:x="13.59cm" svg:y="1.379cm">
          <draw:text-box>
            <text:p text:style-name="P3">Compute Device</text:p>
          </draw:text-box>
        </draw:frame>
        <draw:custom-shape draw:style-name="gr4" draw:text-style-name="P4" draw:layer="layout" svg:width="13.928cm" svg:height="2.54cm" svg:x="9.398cm" svg:y="10.126cm">
          <text:p text:style-name="P2">Global and Constant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2.7cm" svg:height="0.952cm" svg:x="10.007cm" svg:y="3.867cm">
          <text:p text:style-name="P2">Local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54cm" svg:height="2.857cm" svg:x="13.57cm" svg:y="6.09cm">
          <text:p text:style-name="P2">Kernel thread</text:p>
          <text:p text:style-name="P2">(work-item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44cm" svg:height="1.575cm" draw:transform="rotate (0.00767944870877505) translate (9.996cm 6.737cm)">
          <text:p text:style-name="P2">Private m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4.835cm" svg:y1="4.954cm" svg:x2="14.835cm" svg:y2="6.09cm">
          <text:p/>
        </draw:line>
        <draw:line draw:style-name="gr8" draw:text-style-name="P3" draw:layer="layout" svg:x1="12.562cm" svg:y1="7.588cm" svg:x2="13.57cm" svg:y2="7.588cm">
          <text:p/>
        </draw:line>
        <draw:custom-shape draw:style-name="gr6" draw:text-style-name="P6" draw:layer="layout" svg:width="2.54cm" svg:height="2.857cm" svg:x="16.68cm" svg:y="6.09cm">
          <text:p text:style-name="P2">Kernel thread (work-it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9.222cm" svg:y1="7.588cm" svg:x2="20.23cm" svg:y2="7.588cm">
          <text:p/>
        </draw:line>
        <draw:custom-shape draw:style-name="gr7" draw:text-style-name="P7" draw:layer="layout" svg:width="2.544cm" svg:height="1.575cm" draw:transform="rotate (0.00767944870877505) translate (20.216cm 6.745cm)">
          <text:p text:style-name="P2">Private m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7.915cm" svg:y1="4.954cm" svg:x2="17.915cm" svg:y2="6.09cm">
          <text:p/>
        </draw:line>
        <draw:line draw:style-name="gr8" draw:text-style-name="P3" draw:layer="layout" svg:x1="14.83cm" svg:y1="8.947cm" svg:x2="14.83cm" svg:y2="10.083cm">
          <text:p/>
        </draw:line>
        <draw:line draw:style-name="gr8" draw:text-style-name="P3" draw:layer="layout" svg:x1="17.915cm" svg:y1="8.947cm" svg:x2="17.915cm" svg:y2="10.083cm">
          <text:p/>
        </draw:line>
        <draw:custom-shape draw:style-name="gr9" draw:text-style-name="P1" draw:layer="layout" svg:width="13.958cm" svg:height="5.945cm" svg:x="9.391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3.707cm" svg:height="0.952cm" svg:x="14.503cm" svg:y="2.598cm">
          <draw:text-box>
            <text:p><text:span text:style-name="T1">Workgroup</text:span></text:p>
          </draw:text-box>
        </draw:frame>
        <draw:custom-shape draw:style-name="gr11" draw:text-style-name="P1" draw:layer="layout" svg:width="5.08cm" svg:height="2.54cm" svg:x="2.857cm" svg:y="10.16cm">
          <text:p text:style-name="P2"><text:s/>Host thr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7.937cm" svg:y1="11.43cm" svg:x2="9.367cm" svg:y2="11.42cm">
          <text:p/>
        </draw:line>
        <draw:line draw:style-name="gr8" draw:text-style-name="P3" draw:layer="layout" svg:x1="5.397cm" svg:y1="10.16cm" svg:x2="5.397cm" svg:y2="8.89cm">
          <text:p/>
        </draw:line>
        <draw:custom-shape draw:style-name="gr12" draw:text-style-name="P1" draw:layer="layout" svg:width="22.303cm" svg:height="12.629cm" svg:x="2.038cm" svg:y="1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1.806cm" svg:height="0.962cm" svg:x="12.442cm" svg:y="0.188cm">
          <draw:text-box>
            <text:p>Host</text:p>
          </draw:text-box>
        </draw:frame>
      </draw:page>
      <draw:page draw:name="page2" draw:style-name="dp1" draw:master-page-name="Default">
        <draw:custom-shape draw:style-name="gr14" draw:text-style-name="P1" draw:layer="layout" svg:width="15.24cm" svg:height="7.245cm" svg:x="8.685cm" svg:y="2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5.397cm" svg:height="1.114cm" svg:x="13.59cm" svg:y="1.379cm">
          <draw:text-box>
            <text:p text:style-name="P3">Compute Device</text:p>
          </draw:text-box>
        </draw:frame>
        <draw:custom-shape draw:style-name="gr4" draw:text-style-name="P4" draw:layer="layout" svg:width="13.928cm" svg:height="2.54cm" svg:x="9.398cm" svg:y="10.126cm">
          <text:p text:style-name="P2">Host memory ~= Global Memory </text:p>
          <text:p text:style-name="P2">Constant memory still on 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2.7cm" svg:height="0.952cm" svg:x="10.007cm" svg:y="3.867cm">
          <text:p text:style-name="P2">Local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54cm" svg:height="2.857cm" svg:x="13.57cm" svg:y="6.09cm">
          <text:p text:style-name="P2">Kernel thread</text:p>
          <text:p text:style-name="P2">(work-item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44cm" svg:height="1.575cm" draw:transform="rotate (0.00767944870877505) translate (9.996cm 6.737cm)">
          <text:p text:style-name="P2">Private m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4.835cm" svg:y1="4.954cm" svg:x2="14.835cm" svg:y2="6.09cm">
          <text:p/>
        </draw:line>
        <draw:line draw:style-name="gr8" draw:text-style-name="P3" draw:layer="layout" svg:x1="12.562cm" svg:y1="7.588cm" svg:x2="13.57cm" svg:y2="7.588cm">
          <text:p/>
        </draw:line>
        <draw:custom-shape draw:style-name="gr6" draw:text-style-name="P6" draw:layer="layout" svg:width="2.54cm" svg:height="2.857cm" svg:x="16.68cm" svg:y="6.09cm">
          <text:p text:style-name="P2">Kernel thread (work-it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9.222cm" svg:y1="7.588cm" svg:x2="20.23cm" svg:y2="7.588cm">
          <text:p/>
        </draw:line>
        <draw:custom-shape draw:style-name="gr7" draw:text-style-name="P7" draw:layer="layout" svg:width="2.544cm" svg:height="1.575cm" draw:transform="rotate (0.00767944870877505) translate (20.216cm 6.745cm)">
          <text:p text:style-name="P2">Private m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7.915cm" svg:y1="4.954cm" svg:x2="17.915cm" svg:y2="6.09cm">
          <text:p/>
        </draw:line>
        <draw:line draw:style-name="gr8" draw:text-style-name="P3" draw:layer="layout" svg:x1="14.83cm" svg:y1="8.947cm" svg:x2="14.83cm" svg:y2="10.083cm">
          <text:p/>
        </draw:line>
        <draw:line draw:style-name="gr8" draw:text-style-name="P3" draw:layer="layout" svg:x1="17.915cm" svg:y1="8.947cm" svg:x2="17.915cm" svg:y2="10.083cm">
          <text:p/>
        </draw:line>
        <draw:custom-shape draw:style-name="gr15" draw:text-style-name="P1" draw:layer="layout" svg:width="13.958cm" svg:height="5.716cm" svg:x="9.391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3.707cm" svg:height="0.952cm" svg:x="14.503cm" svg:y="2.598cm">
          <draw:text-box>
            <text:p><text:span text:style-name="T1">Workgroup</text:span></text:p>
          </draw:text-box>
        </draw:frame>
        <draw:custom-shape draw:style-name="gr11" draw:text-style-name="P1" draw:layer="layout" svg:width="5.08cm" svg:height="2.54cm" svg:x="2.857cm" svg:y="10.16cm">
          <text:p text:style-name="P2"><text:s/>Host thr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7.937cm" svg:y1="11.43cm" svg:x2="9.367cm" svg:y2="11.42cm">
          <text:p/>
        </draw:line>
        <draw:custom-shape draw:style-name="gr16" draw:text-style-name="P1" draw:layer="layout" svg:width="22.303cm" svg:height="12.629cm" svg:x="2.038cm" svg:y="1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1.806cm" svg:height="0.962cm" svg:x="12.442cm" svg:y="0.188cm">
          <draw:text-box>
            <text:p>Hos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15:15:12.435706351</meta:creation-date>
    <dc:date>2022-04-29T16:56:55.031220820</dc:date>
    <meta:editing-duration>PT1H14M32S</meta:editing-duration>
    <meta:editing-cycles>11</meta:editing-cycles>
    <meta:generator>LibreOffice/7.2.5.1$Linux_X86_64 LibreOffice_project/20$Build-1</meta:generator>
    <meta:document-statistic meta:object-count="42"/>
  </office:meta>
</office:document-meta>
</file>